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footnotequery_.zxx_NoteGeneralParagraph_Paragraph1_scrSection_columns_scrBook_scrBody">Nfɔ-nyíbʋ </text:span><text:span text:style-name="ft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zxx_picturePage_Paragraph_scrSection_columns_scrBook_scrBody">Wáɩn Ndɔ nɩ́.</text:p> <text:p text:style-name="reference_.zxx_pictureCaption_.zxx_picturePage_Paragraph_scrSection_columns_scrBook_scrBody"> (Mateo 21:33) </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ft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217.97721pt" svg:height="72pt"><draw:text-box fo:min-height="1in"><draw:frame draw:style-name="gr3" draw:name="Graphics3" text:anchor-type="paragraph" svg:width="217.97721pt" svg:height="72pt"><draw:image xlink:type="simple" xlink:show="embed" xlink:actuate="onLoad" xlink:href="Pictures/hk00166b.tif"/><svg:title>hk00166b.tif</svg:title></draw:frame><text:p text:style-name="span_.zxx_pictureCaption_.zxx_pictureColumn_Paragraph_scrSection_columns_scrBook_scrBody">Lampóoka kɔ́ba nɩ.</text:p> <text:p text:style-name="reference_.zxx_pictureCaption_.zxx_pictureColumn_Paragraph_scrSection_columns_scrBook_scrBody"> (Mateo 22:19) </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217.97721pt" svg:height="72pt"><draw:text-box fo:min-height="1in"><draw:frame draw:style-name="gr4" draw:name="Graphics4" text:anchor-type="paragraph" svg:width="217.97721pt" svg:height="72pt"><draw:image xlink:type="simple" xlink:show="embed" xlink:actuate="onLoad" xlink:href="Pictures/hk00274b.tif"/><svg:title>hk00274b.tif</svg:title></draw:frame><text:p text:style-name="span_.zxx_pictureCaption_.zxx_pictureColumn_Paragraph1_scrSection_columns_scrBook_scrBody">Farisiyin nɩ.</text:p> <text:p text:style-name="reference_.zxx_pictureCaption_.zxx_pictureColumn_Paragraph1_scrSection_columns_scrBook_scrBody"> (Mateo 23:5) </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ft_.zxx_NoteGeneralParagraph_Paragraph_scrSection_columns_scrBook_scrBody">Mʋ́tɔ́ yée 14 bʋ nwʋlʋ́ dada amʋ akʋtɔ: </text:span><text:span text:style-name="footnotequerya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paragraph-properties style:line-height-at-least="11pt"/>
      <style:text-properties fo:font-size="11pt" style:font-size-complex="11pt"/>
    </style:style>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paragraph-properties style:line-height-at-least="11pt"/>
      <style:text-properties fo:font-size="11pt" style:font-size-complex="11pt"/>
    </style:style>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text-properties fo:font-size="11pt" style:font-size-complex="11pt"/>
    </style:style>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paragraph-properties style:line-height-at-least="11pt"/>
      <style:text-properties fo:font-size="11pt" style:font-size-complex="11pt"/>
    </style:style>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text:display="none" fo:font-size="12pt" style:font-size-complex="12pt" fo:font-style="italic" fo:font-weight="700" style:font-weight-complex="700" fo:language="zxx" fo:country="none"/>
    </style:style>
    <style:style xmlns:style="urn:oasis:names:tc:opendocument:xmlns:style:1.0" style:name="TitleMain_scrBook_scrBody" style:family="paragraph" style:parent-style-name="scrBook_scrBody">
      <style:paragraph-properties fo:text-indent="0pt" fo:margin-left="0pt" fo:orphans="5" fo:text-align="center" fo:padding-top="2pt" fo:border-bottom="0.5pt solid #ffffff" fo:border-top="0.5pt solid #ffffff" fo:border-left="0.5pt solid #ffffff" fo:border-right="0.5pt solid #ffffff" fo:padding-bottom="4pt"/>
      <style:text-properties fo:font-size="20pt" style:font-size-complex="20pt" fo:font-weight="700" style:font-weight-complex="700"/>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text:display="block" fo:font-size="16pt" style:font-size-complex="16pt" fo:font-style="italic" fo:language="zxx" fo:country="none"/>
    </style:style>
    <style:style xmlns:style="urn:oasis:names:tc:opendocument:xmlns:style:1.0" style:name="span_.zxx_TitleMain_scrBook_scrBody" style:family="text" style:parent-style-name="TitleMain_scrBook_scrBody">
      <style:text-properties fo:font-size="11pt" style:font-size-complex="11pt"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style:font-size-complex="12pt" fo:font-weight="700" style:font-weight-complex="700"/>
    </style:style>
    <style:style xmlns:style="urn:oasis:names:tc:opendocument:xmlns:style:1.0" style:name="span_.zxx_SectionHead_scrSection_columns_scrBook_scrBody" style:family="text" style:parent-style-name="SectionHead_scrSection_columns_scrBook_scrBody">
      <style:text-properties fo:font-size="11pt" style:font-size-complex="11pt" fo:language="zxx" fo:country="none"/>
    </style:style>
    <style:style xmlns:style="urn:oasis:names:tc:opendocument:xmlns:style:1.0" style:name="ParallelPassageReference_scrSection_columns_scrBook_scrBody" style:family="paragraph" style:parent-style-name="scrSection_columns_scrBook_scrBody">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font-size="11pt" style:font-size-complex="11pt"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font-size="11pt" style:font-size-complex="11pt"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12pt" style:font-size-complex="12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footnotequery_.zxx_NoteGeneralParagraph_Paragraph1_scrSection_columns_scrBook_scrBody" style:family="text" style:parent-style-name="NoteGeneralParagraph_Paragraph1_scrSection_columns_scrBook_scrBody">
      <style:text-properties text:display="prince-footnote" fo:language="zxx" fo:country="none"/>
    </style:style>
    <style:style xmlns:style="urn:oasis:names:tc:opendocument:xmlns:style:1.0" style:name="ft_.zxx_NoteGeneralParagraph_Paragraph1_scrSection_columns_scrBook_scrBody" style:family="text" style:parent-style-name="NoteGeneralParagraph_Paragraph1_scrSection_columns_scrBook_scrBody">
      <style:text-properties fo:font-size="12pt" style:font-size-complex="12pt"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margin-left="0pt" fo:orphans="2" fo:widows="2" fo:text-indent=".125pt"/>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font-size="11pt" style:font-size-complex="11pt" fo:language="zxx" fo:country="none"/>
    </style:style>
    <style:style xmlns:style="urn:oasis:names:tc:opendocument:xmlns:style:1.0" style:name="Line1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1pt"/>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font-size="11pt" style:font-size-complex="11pt" fo:language="zxx" fo:country="none"/>
    </style:style>
    <style:style xmlns:style="urn:oasis:names:tc:opendocument:xmlns:style:1.0" style:name="SeeInGlossary_.zxx_Line1_scrSection_columns_scrBook_scrBody" style:family="text" style:parent-style-name="Line1_scrSection_columns_scrBook_scrBody">
      <style:text-properties fo:color="#0000ff" fo:font-size="12pt" style:font-size-complex="12pt"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margin-left="1.25pt" fo:text-indent="-.75pt"/>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font-size="11pt" style:font-size-complex="11pt" fo:language="zxx" fo:country="none"/>
    </style:style>
    <style:style xmlns:style="urn:oasis:names:tc:opendocument:xmlns:style:1.0" style:name="SeeInGlossary_.zxx_Paragraph_scrSection_columns_scrBook_scrBody" style:family="text" style:parent-style-name="Paragraph_scrSection_columns_scrBook_scrBody">
      <style:text-properties fo:color="#0000ff" fo:font-size="12pt" style:font-size-complex="12pt"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zxx_picturePage_Paragraph_scrSection_columns_scrBook_scrBody" style:family="text" style:parent-style-name="picturePage_Paragraph_scrSection_columns_scrBook_scrBody">
      <style:text-properties text:display="inline" fo:language="zxx" fo:country="none"/>
    </style:style>
    <style:style xmlns:style="urn:oasis:names:tc:opendocument:xmlns:style:1.0" style:name="span_.zxx_pictureCaption_.zxx_picturePage_Paragraph_scrSection_columns_scrBook_scrBody" style:family="text" style:parent-style-name="pictureCaption_.zxx_picturePage_Paragraph_scrSection_columns_scrBook_scrBody">
      <style:text-properties fo:font-size="11pt" style:font-size-complex="11pt" fo:language="zxx" fo:country="none"/>
    </style:style>
    <style:style xmlns:style="urn:oasis:names:tc:opendocument:xmlns:style:1.0" style:name="reference_.zxx_pictureCaption_.zxx_picturePage_Paragraph_scrSection_columns_scrBook_scrBody" style:family="text" style:parent-style-name="pictureCaption_.zxx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12pt" style:font-size-complex="12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ft_.zxx_NoteGeneralParagraph_Paragraph_scrSection_columns_scrBook_scrBody" style:family="text" style:parent-style-name="NoteGeneralParagraph_Paragraph_scrSection_columns_scrBook_scrBody">
      <style:text-properties fo:font-size="12pt" style:font-size-complex="12pt"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_scrSection_columns_scrBook_scrBody" style:family="text" style:parent-style-name="pictureColumn_Paragraph_scrSection_columns_scrBook_scrBody">
      <style:text-properties text:display="inline" fo:language="zxx" fo:country="none"/>
    </style:style>
    <style:style xmlns:style="urn:oasis:names:tc:opendocument:xmlns:style:1.0" style:name="span_.zxx_pictureCaption_.zxx_pictureColumn_Paragraph_scrSection_columns_scrBook_scrBody" style:family="text" style:parent-style-name="pictureCaption_.zxx_pictureColumn_Paragraph_scrSection_columns_scrBook_scrBody">
      <style:text-properties fo:font-size="11pt" style:font-size-complex="11pt" fo:language="zxx" fo:country="none"/>
    </style:style>
    <style:style xmlns:style="urn:oasis:names:tc:opendocument:xmlns:style:1.0" style:name="reference_.zxx_pictureCaption_.zxx_pictureColumn_Paragraph_scrSection_columns_scrBook_scrBody" style:family="text" style:parent-style-name="pictureCaption_.zxx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font-size="11pt" style:font-size-complex="11pt"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zxx_pictureColumn_Paragraph1_scrSection_columns_scrBook_scrBody" style:family="text" style:parent-style-name="pictureColumn_Paragraph1_scrSection_columns_scrBook_scrBody">
      <style:text-properties text:display="inline" fo:language="zxx" fo:country="none"/>
    </style:style>
    <style:style xmlns:style="urn:oasis:names:tc:opendocument:xmlns:style:1.0" style:name="span_.zxx_pictureCaption_.zxx_pictureColumn_Paragraph1_scrSection_columns_scrBook_scrBody" style:family="text" style:parent-style-name="pictureCaption_.zxx_pictureColumn_Paragraph1_scrSection_columns_scrBook_scrBody">
      <style:text-properties fo:font-size="11pt" style:font-size-complex="11pt" fo:language="zxx" fo:country="none"/>
    </style:style>
    <style:style xmlns:style="urn:oasis:names:tc:opendocument:xmlns:style:1.0" style:name="reference_.zxx_pictureCaption_.zxx_pictureColumn_Paragraph1_scrSection_columns_scrBook_scrBody" style:family="text" style:parent-style-name="pictureCaption_.zxx_pictureColumn_Paragraph1_scrSection_columns_scrBook_scrBody">
      <style:text-properties fo:language="zxx" fo:country="none"/>
    </style:style>
    <style:style xmlns:style="urn:oasis:names:tc:opendocument:xmlns:style:1.0" style:name="footnotequerya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fo:padding-top="8pt" fo:padding-bottom="4p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fo:font-size="12pt"/>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padding-left="0pt" fo:border-bottom="0.5pt solid #ffffff" fo:border-top="0.5pt solid #ffffff" fo:border-left="0.5pt solid #ffffff" fo:border-right="0.5pt solid #ffffff" fo:margin-left="1.25pt" fo:text-indent="-1pt"/>
      <style:text-properties fo:font-size="12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margin-left="1.25pt" fo:text-indent="-.75pt"/>
      <style:text-properties fo:font-size="12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text-indent="1pt" fo:margin-left="0pt" fo:float="footnote"/>
      <style:text-properties text:display="prince-footnote" fo:font-size="12pt"/>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fo:font-size="12pt"/>
    </style:style>
    <style:style style:name="NoteTargetReference..footnote-marker" style:family="text" style:parent-style-name="none">
      <style:text-properties fo:font-weight="700" fo:font-size="12pt"/>
    </style:style>
    <style:style style:name="Paragraph" style:family="paragraph" style:parent-style-name="none">
      <style:paragraph-properties fo:margin-left="0pt" fo:orphans="2" fo:widows="2" fo:text-indent=".125pt"/>
      <style:text-properties fo:font-size="12pt"/>
    </style:style>
    <style:style style:name="ParagraphContinuation" style:family="paragraph" style:parent-style-name="none">
      <style:paragraph-properties fo:text-indent="0pt" fo:margin-left="0pt"/>
      <style:text-properties fo:font-size="12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indent="0pt" fo:margin-left="0pt" fo:margin-top="0pt" fo:margin-bottom="3pt" fo:keep-with-next="always" fo:text-align="center" fo:padding-bottom="4pt" fo:border-bottom="0.5pt solid #ffffff" fo:border-top="0.5pt solid #ffffff" fo:border-left="0.5pt solid #ffffff" fo:border-right="0.5pt solid #ffffff"/>
      <style:text-properties fo:font-size="12pt" fo:font-style="italic"/>
    </style:style>
    <style:style style:name="rem" style:family="paragraph" style:parent-style-name="none">
      <style:text-properties text:display="none" fo:font-size="12pt" fo:color="#ff0000"/>
    </style:style>
    <style:style style:name="scrBook" style:family="paragraph" style:parent-style-name="none"/>
    <style:style style:name="scrBookCode" style:family="paragraph" style:parent-style-name="none">
      <style:text-properties text:display="none" fo:font-size="12pt" fo:font-style="italic" fo:font-weight="700"/>
    </style:style>
    <style:style style:name="scrBookName" style:family="paragraph" style:parent-style-name="none">
      <style:paragraph-properties fo:break-before="page"/>
      <style:text-properties fo:font-style="italic"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indent="0pt" fo:margin-left="0pt" fo:margin-top="12pt" fo:margin-bottom="0pt" fo:text-align="center" fo:padding-top="8pt" fo:border-bottom="0.5pt solid #ffffff" fo:border-top="0.5pt solid #ffffff" fo:border-left="0.5pt solid #ffffff" fo:border-right="0.5pt solid #ffffff" fo:padding-bottom="4pt" fo:keep-with-next="always" fo:orphans="2"/>
      <style:text-properties fo:font-size="12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text-properties fo:color="#0000ff" fo:font-size="12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paragraph-properties style:line-height-at-least="11pt"/>
      <style:text-properties fo:font-size="11pt"/>
    </style:style>
    <style:style style:name="StanzaBreak" style:family="paragraph" style:parent-style-name="none">
      <style:paragraph-properties fo:text-indent="0pt" fo:margin-left="0pt"/>
    </style:style>
    <style:style style:name="TitleMain" style:family="paragraph" style:parent-style-name="none">
      <style:paragraph-properties fo:text-indent="0pt" fo:margin-left="0pt" fo:orphans="5" fo:text-align="center" fo:padding-top="2pt" fo:border-bottom="0.5pt solid #ffffff" fo:border-top="0.5pt solid #ffffff" fo:border-left="0.5pt solid #ffffff" fo:border-right="0.5pt solid #ffffff" fo:padding-bottom="4pt"/>
      <style:text-properties fo:font-size="20pt" fo:font-weight="700"/>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text:display="block" fo:font-size="16pt" fo:font-style="italic"/>
    </style:style>
    <style:style style:name="VerseNumber" style:family="paragraph" style:parent-style-name="none">
      <style:paragraph-properties fo:text-indent="0pt" fo:margin-left="0pt"/>
      <style:text-properties fo:font-size="12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fo:text-align="left" fo:padding-top="6pt" fo:border-bottom="0.5pt solid #ffffff" fo:border-top="0.5pt solid #ffffff" fo:border-left="0.5pt solid #ffffff" fo:border-right="0.5pt solid #ffffff" fo:padding-bottom="3pt"/>
      <style:text-properties fo:font-size="12pt" fo:font-style="italic"/>
    </style:style>
    <style:style style:name="intropara"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div" style:family="paragraph" style:parent-style-name="none">
      <style:paragraph-properties style:line-height-at-least="11pt"/>
      <style:text-properties fo:font-size="11pt"/>
    </style:style>
    <style:style style:name="a" style:family="paragraph" style:parent-style-name="none">
      <style:paragraph-properties style:line-height-at-least="11pt"/>
      <style:text-properties fo:font-size="11pt"/>
    </style:style>
    <style:style style:name="basefontsize" style:family="paragraph" style:parent-style-name="none">
      <style:paragraph-properties style:line-height-at-least="11pt"/>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toc3" style:family="paragraph" style:parent-style-name="none">
      <style:text-properties fo:font-size="12pt" fo:font-weight="700" fo:font-style="italic"/>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2T19:55:54</meta:creation-date>
    <dc:creator>Samdoss</dc:creator>
    <dc:date>2017-03-22T19:55:54</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